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 Var" svg:font-family="'Inter Var', Inter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31314" loext:opacity="100%" style:font-name="Inter Var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М изображения поверхности прямозонного полупроводника InAs(111), который используется в опто-электронной промышленности. Это A-сторона (Indium-terminated) с реконструкцией 2x2 [Appl.Surf.Sci. 252, 5263 (2006)]. Образец после чистки Ar+ пучком. Конкретно эта картинка использовалась в нашей статье Nanoscale 16, 1272 (2024) после соответствующей обработки (Fig. 1 a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 Var" svg:font-family="'Inter Var', Inter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1:59:01.183655275</meta:creation-date>
    <dc:date>2024-04-18T12:00:17.707907056</dc:date>
    <meta:editing-duration>PT1M1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3" meta:character-count="368" meta:non-whitespace-character-count="326"/>
  </office:meta>
</office:document-meta>
</file>